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c072" officeooo:paragraph-rsid="0019c072"/>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ct1" text:anchor-type="paragraph" svg:width="5.8957in" svg:height="3.4791in" draw:z-index="0"><draw:object xlink:href="./Object 1" xlink:type="simple" xlink:show="embed" xlink:actuate="onLoad"/><draw:image xlink:href="./ObjectReplacements/Object 1" xlink:type="simple" xlink:show="embed" xlink:actuate="onLoad"/></draw:frame></text:p>
      <text:p text:style-name="P1"># ints<text:tab/><text:tab/>Bubble<text:tab/><text:tab/>Selection<text:tab/>Insertion<text:tab/>Quick</text:p>
      <text:p text:style-name="P1">10<text:tab/><text:tab/>0.001<text:tab/><text:tab/>0.001<text:tab/><text:tab/>0.001<text:tab/><text:tab/>0.001</text:p>
      <text:p text:style-name="P1">100<text:tab/><text:tab/>0.023<text:tab/><text:tab/>0.016<text:tab/><text:tab/>0.009<text:tab/><text:tab/>0.007</text:p>
      <text:p text:style-name="P1">1000<text:tab/><text:tab/>1.763<text:tab/><text:tab/>1.215<text:tab/><text:tab/>0.689<text:tab/><text:tab/>0.084<text:tab/><text:tab/></text:p>
      <text:p text:style-name="P1">10000<text:tab/><text:tab/>207.648<text:tab/>110.465<text:tab/>62.162<text:tab/><text:tab/>0.954</text:p>
      <text:p text:style-name="P1"><text:tab/><text:tab/><text:tab/><text:tab/><text:tab/><text:tab/><text:tab/><text:tab/><text:tab/></text:p>
      <text:p text:style-name="P1">Jake Vickio</text:p>
      <text:p text:style-name="P1">CPSC 1010</text:p>
      <text:p text:style-name="P1">Roger Van Scoy</text:p>
      <text:p text:style-name="P1">12/6/19</text:p>
      <text:p text:style-name="P1"/>
      <text:p text:style-name="P1"><text:tab/>One thing I noticed when it came to the times of the bubble sort is that when it came to the jumbo sort with 10000 items, bubble sort took marginally longer than the others. The only one that is consistent and efficient of the sorting algorithms observed is quick sort, because it stayed within 1 millisecond for all the file sizes. Even the jumbo file, which required sorting of 10000 integers. Quick sort was able to do it in under a millisecond, contrary to the next lowest time, which was insertion sort with 62.162 milliseconds. Even though at a low level all the sorting algorithms seemed to work similarly, if we were to observe smaller digits to further decimal places, it is likely that quick sort would be slightly more efficient based on the data recorded. Overall it is likely that bubble sort is the worst of the sorting algorithms observed, next being selection sort at second worst, then insertion, then quick sort, which actually must be a rather useful, efficient sorting algorithm.</text:p>
      <text:p text:style-name="P1"/>
      <text:p text:style-name="P1"><text:tab/>To include the .h file where I defined my functions into the .c file, I named the “algo.h” and included it in the .c file just as one would include stdio.h or stdlib.h. Except since it is user created, I assume, you put quotation marks around the file that is being inclu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9:25:32.388843425</meta:creation-date>
    <dc:date>2019-12-06T19:33:44.710419963</dc:date>
    <meta:editing-duration>PT8M12S</meta:editing-duration>
    <meta:editing-cycles>1</meta:editing-cycles>
    <meta:document-statistic meta:table-count="0" meta:image-count="0" meta:object-count="1" meta:page-count="1" meta:paragraph-count="12" meta:word-count="259" meta:character-count="1499" meta:non-whitespace-character-count="1222"/>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4.975cm" svg:height="8.836cm" xlink:href="." xlink:type="simple" chart:class="chart:scatter" chart:style-name="ch1">
        <chart:title svg:x="5.334cm" svg:y="0.312cm" chart:style-name="ch2">
          <text:p>Sort Time by List Size</text:p>
        </chart:title>
        <chart:legend chart:legend-position="bottom" svg:x="3.294cm" svg:y="8.132cm" style:legend-expansion="wide" chart:style-name="ch3"/>
        <chart:plot-area chart:style-name="ch4" chart:data-source-has-labels="both" svg:x="0.299cm" svg:y="1.287cm" svg:width="14.377cm" svg:height="6.669cm">
          <chartooo:coordinate-region svg:x="0.876cm" svg:y="1.447cm" svg:width="13.402cm" svg:height="6.091cm"/>
          <chart:axis chart:dimension="x" chart:name="primary-x" chart:style-name="ch5" chartooo:axis-type="auto">
            <chart:categories table:cell-range-address="local-table.$A$2:.$A$5"/>
            <chart:grid chart:style-name="ch6" chart:class="major"/>
          </chart:axis>
          <chart:axis chart:dimension="y" chart:name="primary-y" chart:style-name="ch5">
            <chart:grid chart:style-name="ch6" chart:class="major"/>
          </chart:axis>
          <chart:series chart:style-name="ch7" chart:values-cell-range-address="local-table.$C$2:.$C$5" chart:label-cell-address="local-table.$C$1" chart:class="chart:scatter">
            <chart:domain table:cell-range-address="local-table.$B$2:.$B$5"/>
            <chart:data-point chart:repeated="4"/>
          </chart:series>
          <chart:series chart:style-name="ch8" chart:values-cell-range-address="local-table.$D$2:.$D$5" chart:label-cell-address="local-table.$D$1" chart:class="chart:scatter">
            <chart:data-point chart:repeated="4"/>
          </chart:series>
          <chart:series chart:style-name="ch9" chart:values-cell-range-address="local-table.$E$2:.$E$5" chart:label-cell-address="local-table.$E$1" chart:class="chart:scatter">
            <chart:data-point chart:repeated="4"/>
          </chart:series>
          <chart:series chart:style-name="ch10" chart:values-cell-range-address="local-table.$F$2:.$F$5" chart:label-cell-address="local-table.$F$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Bubble</text:p>
              </table:table-cell>
              <table:table-cell office:value-type="string">
                <text:p>Selection</text:p>
              </table:table-cell>
              <table:table-cell office:value-type="string">
                <text:p>Insertion</text:p>
              </table:table-cell>
              <table:table-cell office:value-type="string">
                <text:p>Quick</text:p>
              </table:table-cell>
            </table:table-row>
          </table:table-header-rows>
          <table:table-rows>
            <table:table-row>
              <table:table-cell office:value-type="string">
                <text:p>1</text:p>
              </table:table-cell>
              <table:table-cell office:value-type="float" office:value="10">
                <text:p>10</text:p>
              </table:table-cell>
              <table:table-cell office:value-type="float" office:value="0.001">
                <text:p>0.001</text:p>
              </table:table-cell>
              <table:table-cell office:value-type="float" office:value="0.001">
                <text:p>0.001</text:p>
              </table:table-cell>
              <table:table-cell office:value-type="float" office:value="0.001">
                <text:p>0.001</text:p>
              </table:table-cell>
              <table:table-cell office:value-type="float" office:value="0.001">
                <text:p>0.001</text:p>
              </table:table-cell>
            </table:table-row>
            <table:table-row>
              <table:table-cell office:value-type="string">
                <text:p>2</text:p>
              </table:table-cell>
              <table:table-cell office:value-type="float" office:value="100">
                <text:p>100</text:p>
              </table:table-cell>
              <table:table-cell office:value-type="float" office:value="0.023">
                <text:p>0.023</text:p>
              </table:table-cell>
              <table:table-cell office:value-type="float" office:value="0.016">
                <text:p>0.016</text:p>
              </table:table-cell>
              <table:table-cell office:value-type="float" office:value="0.009">
                <text:p>0.009</text:p>
              </table:table-cell>
              <table:table-cell office:value-type="float" office:value="0.007">
                <text:p>0.007</text:p>
              </table:table-cell>
            </table:table-row>
            <table:table-row>
              <table:table-cell office:value-type="string">
                <text:p>3</text:p>
              </table:table-cell>
              <table:table-cell office:value-type="float" office:value="1000">
                <text:p>1000</text:p>
              </table:table-cell>
              <table:table-cell office:value-type="float" office:value="1.763">
                <text:p>1.763</text:p>
              </table:table-cell>
              <table:table-cell office:value-type="float" office:value="1.215">
                <text:p>1.215</text:p>
              </table:table-cell>
              <table:table-cell office:value-type="float" office:value="0.689">
                <text:p>0.689</text:p>
              </table:table-cell>
              <table:table-cell office:value-type="float" office:value="0.084">
                <text:p>0.084</text:p>
              </table:table-cell>
            </table:table-row>
            <table:table-row>
              <table:table-cell office:value-type="string">
                <text:p>4</text:p>
              </table:table-cell>
              <table:table-cell office:value-type="float" office:value="10000">
                <text:p>10000</text:p>
              </table:table-cell>
              <table:table-cell office:value-type="float" office:value="207.684">
                <text:p>207.684</text:p>
              </table:table-cell>
              <table:table-cell office:value-type="float" office:value="110.465">
                <text:p>110.465</text:p>
              </table:table-cell>
              <table:table-cell office:value-type="float" office:value="62.162">
                <text:p>62.162</text:p>
              </table:table-cell>
              <table:table-cell office:value-type="float" office:value="0.954">
                <text:p>0.9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